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d923b" officeooo:paragraph-rsid="001d923b"/>
    </style:style>
    <style:style style:name="P2" style:family="paragraph" style:parent-style-name="Text_20_body">
      <style:text-properties officeooo:rsid="001d923b" officeooo:paragraph-rsid="001d923b"/>
    </style:style>
    <style:style style:name="P3" style:family="paragraph" style:parent-style-name="Text_20_body">
      <style:text-properties officeooo:paragraph-rsid="001d923b"/>
    </style:style>
    <style:style style:name="T1" style:family="text">
      <style:text-properties officeooo:rsid="001d92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arallel <text:span text:style-name="T1">Text </text:span>Pattern matching</text:h>
      <text:h text:style-name="P1" text:outline-level="2">Team members</text:h>
      <text:p text:style-name="P2">19BCE1210- Krunal Murlidhar Kumbhare</text:p>
      <text:h text:style-name="P1" text:outline-level="2">Abstract</text:h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5T12:15:23.786831025</meta:creation-date>
    <dc:date>2021-09-05T12:18:46.303610424</dc:date>
    <meta:editing-duration>PT3M23S</meta:editing-duration>
    <meta:editing-cycles>1</meta:editing-cycles>
    <meta:document-statistic meta:table-count="0" meta:image-count="0" meta:object-count="0" meta:page-count="1" meta:paragraph-count="4" meta:word-count="11" meta:character-count="86" meta:non-whitespace-character-count="79"/>
    <meta:generator>LibreOffice/7.2.0.4$Linux_X86_64 LibreOffice_project/9a9c6381e3f7a62afc1329bd359cc48accb6435b</meta:generator>
  </office:meta>
</office:document-meta>
</file>